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ピボットテーブルの角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ピボットテーブルのフィールド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ピボットテーブルのタイトル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ピボットテーブルのフィールド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ピボットテーブルのカテゴリー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ピボットテーブルの値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ピボットテーブルの値" style:data-style-name="N0">
      <style:table-cell-properties fo:border-bottom="none" fo:border-left="0.99pt solid #000000" fo:border-right="none" fo:border-top="none"/>
    </style:style>
    <style:style style:name="ce10" style:family="table-cell" style:parent-style-name="ピボットテーブルの値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ピボットテーブルの結果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ピボットテーブルの角">
      <style:table-cell-properties fo:border-bottom="0.99pt solid #000000" fo:border-left="none" fo:border-right="none" fo:border-top="2.01pt solid #000000"/>
    </style:style>
    <style:style style:name="ce13" style:family="table-cell" style:parent-style-name="ピボットテーブルのカテゴリー" style:data-style-name="N0">
      <style:table-cell-properties fo:border-bottom="0.99pt solid #000000" fo:border-left="none" fo:border-right="none" fo:border-top="none"/>
    </style:style>
    <style:style style:name="ce14" style:family="table-cell" style:parent-style-name="ピボットテーブルの値" style:data-style-name="N0">
      <style:table-cell-properties fo:border-bottom="none" fo:border-left="none" fo:border-right="none" fo:border-top="0.99pt solid #000000"/>
    </style:style>
    <style:style style:name="ce15" style:family="table-cell" style:parent-style-name="ピボットテーブルの値" style:data-style-name="N0"/>
    <style:style style:name="ce16" style:family="table-cell" style:parent-style-name="ピボットテーブルの値" style:data-style-name="N0">
      <style:table-cell-properties fo:border-bottom="0.99pt solid #000000" fo:border-left="none" fo:border-right="none" fo:border-top="none"/>
    </style:style>
    <style:style style:name="ce17" style:family="table-cell" style:parent-style-name="ピボットテーブルの結果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ピボットテーブルの値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ピボットテーブルの値" style:data-style-name="N0">
      <style:table-cell-properties fo:border-bottom="none" fo:border-left="none" fo:border-right="0.99pt solid #000000" fo:border-top="none"/>
    </style:style>
    <style:style style:name="ce20" style:family="table-cell" style:parent-style-name="ピボットテーブルの値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ピボットテーブルの結果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ピボットテーブルの角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ピボットテーブルのタイトル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ピボットテーブルの結果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ピボットテーブルの結果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ピボットテーブルの結果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ピボットテーブルの結果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12.942cm" svg:x="6.694cm" svg:y="0.1cm">
            <draw:object draw:notify-on-update-of-ranges="Sheet1.A1:Sheet1.A1 Sheet1.A2:Sheet1.A18 Sheet1.B1:Sheet1.B1 Sheet1.B2:Sheet1.B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earning count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5" calcext:value-type="float">
            <text:p>0.1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775" calcext:value-type="float">
            <text:p>0.775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25" calcext:value-type="float">
            <text:p>0.1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125" calcext:value-type="float">
            <text:p>0.1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25" calcext:value-type="float">
            <text:p>0.725</text:p>
          </table:table-cell>
          <table:table-cell office:value-type="float" office:value="0.125" calcext:value-type="float">
            <text:p>0.1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25" calcext:value-type="float">
            <text:p>0.1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5" calcext:value-type="float">
            <text:p>0.775</text:p>
          </table:table-cell>
          <table:table-cell office:value-type="float" office:value="0.125" calcext:value-type="float">
            <text:p>0.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5" calcext:value-type="float">
            <text:p>0.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75" calcext:value-type="float">
            <text:p>0.775</text:p>
          </table:table-cell>
          <table:table-cell office:value-type="float" office:value="0.125" calcext:value-type="float">
            <text:p>0.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25" calcext:value-type="float">
            <text:p>0.825</text:p>
          </table:table-cell>
          <table:table-cell office:value-type="float" office:value="0.125" calcext:value-type="float">
            <text:p>0.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25" calcext:value-type="float">
            <text:p>0.725</text:p>
          </table:table-cell>
          <table:table-cell office:value-type="float" office:value="0.125" calcext:value-type="float">
            <text:p>0.1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75" calcext:value-type="float">
            <text:p>0.77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825" calcext:value-type="float">
            <text:p>0.82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25" calcext:value-type="float">
            <text:p>0.1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75" calcext:value-type="float">
            <text:p>0.675</text:p>
          </table:table-cell>
          <table:table-cell office:value-type="float" office:value="0.125" calcext:value-type="float">
            <text:p>0.1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125" calcext:value-type="float">
            <text:p>0.1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25" calcext:value-type="float">
            <text:p>0.1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775" calcext:value-type="float">
            <text:p>0.775</text:p>
          </table:table-cell>
          <table:table-cell office:value-type="float" office:value="0.125" calcext:value-type="float">
            <text:p>0.1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75" calcext:value-type="float">
            <text:p>0.775</text:p>
          </table:table-cell>
          <table:table-cell office:value-type="float" office:value="0.125" calcext:value-type="float">
            <text:p>0.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25" calcext:value-type="float">
            <text:p>0.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125" calcext:value-type="float">
            <text:p>0.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75" calcext:value-type="float">
            <text:p>0.775</text:p>
          </table:table-cell>
          <table:table-cell office:value-type="float" office:value="0.125" calcext:value-type="float">
            <text:p>0.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125" calcext:value-type="float">
            <text:p>0.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75" calcext:value-type="float">
            <text:p>0.675</text:p>
          </table:table-cell>
          <table:table-cell office:value-type="float" office:value="0.125" calcext:value-type="float">
            <text:p>0.1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25" calcext:value-type="float">
            <text:p>0.825</text:p>
          </table:table-cell>
          <table:table-cell office:value-type="float" office:value="0.125" calcext:value-type="float">
            <text:p>0.1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75" calcext:value-type="float">
            <text:p>0.675</text:p>
          </table:table-cell>
          <table:table-cell office:value-type="float" office:value="0.125" calcext:value-type="float">
            <text:p>0.1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825" calcext:value-type="float">
            <text:p>0.825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5" calcext:value-type="float">
            <text:p>0.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25" calcext:value-type="float">
            <text:p>0.7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25" calcext:value-type="float">
            <text:p>0.7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25" calcext:value-type="float">
            <text:p>0.725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725" calcext:value-type="float">
            <text:p>0.725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25" calcext:value-type="float">
            <text:p>0.825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775" calcext:value-type="float">
            <text:p>0.77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25" calcext:value-type="float">
            <text:p>0.1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125" calcext:value-type="float">
            <text:p>0.1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825" calcext:value-type="float">
            <text:p>0.825</text:p>
          </table:table-cell>
          <table:table-cell office:value-type="float" office:value="0.125" calcext:value-type="float">
            <text:p>0.12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25" calcext:value-type="float">
            <text:p>0.825</text:p>
          </table:table-cell>
          <table:table-cell office:value-type="float" office:value="0.125" calcext:value-type="float">
            <text:p>0.1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125" calcext:value-type="float">
            <text:p>0.1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75" calcext:value-type="float">
            <text:p>0.575</text:p>
          </table:table-cell>
          <table:table-cell office:value-type="float" office:value="0.125" calcext:value-type="float">
            <text:p>0.1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5" calcext:value-type="float">
            <text:p>0.1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725" calcext:value-type="float">
            <text:p>0.725</text:p>
          </table:table-cell>
          <table:table-cell office:value-type="float" office:value="0.125" calcext:value-type="float">
            <text:p>0.1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25" calcext:value-type="float">
            <text:p>0.925</text:p>
          </table:table-cell>
          <table:table-cell office:value-type="float" office:value="0.125" calcext:value-type="float">
            <text:p>0.1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125" calcext:value-type="float">
            <text:p>0.1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5" calcext:value-type="float">
            <text:p>0.1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25" calcext:value-type="float">
            <text:p>0.825</text:p>
          </table:table-cell>
          <table:table-cell office:value-type="float" office:value="0.125" calcext:value-type="float">
            <text:p>0.1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7" calcext:value-type="float">
            <text:p>0.7</text:p>
          </table:table-cell>
          <table:table-cell office:value-type="float" office:value="0.125" calcext:value-type="float">
            <text:p>0.1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25" calcext:value-type="float">
            <text:p>0.1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25" calcext:value-type="float">
            <text:p>0.1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float" office:value="0.125" calcext:value-type="float">
            <text:p>0.1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75" calcext:value-type="float">
            <text:p>0.675</text:p>
          </table:table-cell>
          <table:table-cell office:value-type="float" office:value="0.125" calcext:value-type="float">
            <text:p>0.12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65" calcext:value-type="float">
            <text:p>0.65</text:p>
          </table:table-cell>
          <table:table-cell office:value-type="float" office:value="0.125" calcext:value-type="float">
            <text:p>0.1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75" calcext:value-type="float">
            <text:p>0.575</text:p>
          </table:table-cell>
          <table:table-cell office:value-type="float" office:value="0.125" calcext:value-type="float">
            <text:p>0.1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25" calcext:value-type="float">
            <text:p>0.9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125" calcext:value-type="float">
            <text:p>0.1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5" calcext:value-type="float">
            <text:p>0.12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25" calcext:value-type="float">
            <text:p>0.12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5" calcext:value-type="float">
            <text:p>0.125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ピボットテーブル_Sheet1_1" table:style-name="ta1">
        <table:shapes>
          <draw:frame draw:z-index="0" draw:style-name="gr1" draw:text-style-name="P1" svg:width="26.542cm" svg:height="9.004cm" svg:x="0.551cm" svg:y="7.172cm">
            <draw:object draw:notify-on-update-of-ranges="ピボットテーブル_Sheet1_1.A4:ピボットテーブル_Sheet1_1.A4 ピボットテーブル_Sheet1_1.A5:ピボットテーブル_Sheet1_1.A14 ピボットテーブル_Sheet1_1.B4:ピボットテーブル_Sheet1_1.B4 ピボットテーブル_Sheet1_1.B5:ピボットテーブル_Sheet1_1.B14 ピボットテーブル_Sheet1_1.C4:ピボットテーブル_Sheet1_1.C4 ピボットテーブル_Sheet1_1.C5:ピボットテーブル_Sheet1_1.C14 ピボットテーブル_Sheet1_1.D4:ピボットテーブル_Sheet1_1.D4 ピボットテーブル_Sheet1_1.D5:ピボットテーブル_Sheet1_1.D14 ピボットテーブル_Sheet1_1.E4:ピボットテーブル_Sheet1_1.E4 ピボットテーブル_Sheet1_1.E5:ピボットテーブル_Sheet1_1.E14 ピボットテーブル_Sheet1_1.F4:ピボットテーブル_Sheet1_1.F4 ピボットテーブル_Sheet1_1.F5:ピボットテーブル_Sheet1_1.F14 ピボットテーブル_Sheet1_1.G4:ピボットテーブル_Sheet1_1.G4 ピボットテーブル_Sheet1_1.G5:ピボットテーブル_Sheet1_1.G14 ピボットテーブル_Sheet1_1.H4:ピボットテーブル_Sheet1_1.H4 ピボットテーブル_Sheet1_1.H5:ピボットテーブル_Sheet1_1.H14 ピボットテーブル_Sheet1_1.I4:ピボットテーブル_Sheet1_1.I4 ピボットテーブル_Sheet1_1.I5:ピボットテーブル_Sheet1_1.I14 ピボットテーブル_Sheet1_1.J4:ピボットテーブル_Sheet1_1.J4 ピボットテーブル_Sheet1_1.J5:ピボットテーブル_Sheet1_1.J14 ピボットテーブル_Sheet1_1.K4:ピボットテーブル_Sheet1_1.K4 ピボットテーブル_Sheet1_1.K5:ピボットテーブル_Sheet1_1.K14 ピボットテーブル_Sheet1_1.L4:ピボットテーブル_Sheet1_1.L4 ピボットテーブル_Sheet1_1.L5:ピボットテーブル_Sheet1_1.L14 ピボットテーブル_Sheet1_1.M4:ピボットテーブル_Sheet1_1.M4 ピボットテーブル_Sheet1_1.M5:ピボットテーブル_Sheet1_1.M14 ピボットテーブル_Sheet1_1.N4:ピボットテーブル_Sheet1_1.N4 ピボットテーブル_Sheet1_1.N5:ピボットテーブル_Sheet1_1.N14 ピボットテーブル_Sheet1_1.O4:ピボットテーブル_Sheet1_1.O4 ピボットテーブル_Sheet1_1.O5:ピボットテーブル_Sheet1_1.O14 ピボットテーブル_Sheet1_1.P4:ピボットテーブル_Sheet1_1.P4 ピボットテーブル_Sheet1_1.P5:ピボットテーブル_Sheet1_1.P14 ピボットテーブル_Sheet1_1.Q4:ピボットテーブル_Sheet1_1.Q4 ピボットテーブル_Sheet1_1.Q5:ピボットテーブル_Sheet1_1.Q14 ピボットテーブル_Sheet1_1.R4:ピボットテーブル_Sheet1_1.R4 ピボットテーブル_Sheet1_1.R5:ピボットテーブル_Sheet1_1.R14 ピボットテーブル_Sheet1_1.S4:ピボットテーブル_Sheet1_1.S4 ピボットテーブル_Sheet1_1.S5:ピボットテーブル_Sheet1_1.S14 ピボットテーブル_Sheet1_1.T4:ピボットテーブル_Sheet1_1.T4 ピボットテーブル_Sheet1_1.T5:ピボットテーブル_Sheet1_1.T14 ピボットテーブル_Sheet1_1.U4:ピボットテーブル_Sheet1_1.U4 ピボットテーブル_Sheet1_1.U5:ピボットテーブル_Sheet1_1.U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4"/>
        <table:table-column table:style-name="co2" table:default-cell-style-name="ce9"/>
        <table:table-column table:style-name="co3" table:default-cell-style-name="ce15"/>
        <table:table-column table:style-name="co6" table:default-cell-style-name="ce15"/>
        <table:table-column table:style-name="co3" table:default-cell-style-name="ce15"/>
        <table:table-column table:style-name="co6" table:default-cell-style-name="ce15"/>
        <table:table-column table:style-name="co3" table:default-cell-style-name="ce15"/>
        <table:table-column table:style-name="co6" table:default-cell-style-name="ce15"/>
        <table:table-column table:style-name="co3" table:default-cell-style-name="ce15"/>
        <table:table-column table:style-name="co6" table:default-cell-style-name="ce15"/>
        <table:table-column table:style-name="co3" table:default-cell-style-name="ce15"/>
        <table:table-column table:style-name="co6" table:default-cell-style-name="ce15"/>
        <table:table-column table:style-name="co3" table:default-cell-style-name="ce15"/>
        <table:table-column table:style-name="co6" table:default-cell-style-name="ce15"/>
        <table:table-column table:style-name="co3" table:default-cell-style-name="ce15"/>
        <table:table-column table:style-name="co6" table:default-cell-style-name="ce15"/>
        <table:table-column table:style-name="co3" table:default-cell-style-name="ce15"/>
        <table:table-column table:style-name="co6" table:default-cell-style-name="ce15"/>
        <table:table-column table:style-name="co3" table:number-columns-repeated="2" table:default-cell-style-name="ce15"/>
        <table:table-column table:style-name="co3" table:default-cell-style-name="ce19"/>
        <table:table-column table:style-name="co5" table:default-cell-style-name="ce25"/>
        <table:table-row table:style-name="ro1">
          <table:table-cell table:style-name="Default" office:value-type="string" calcext:value-type="string">
            <text:p>フィルター</text:p>
          </table:table-cell>
          <table:table-cell table:style-name="Default" table:number-columns-repeated="21"/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1" office:value-type="string" calcext:value-type="string">
            <text:p>平均 - learning count</text:p>
          </table:table-cell>
          <table:table-cell table:style-name="ce6" office:value-type="string" calcext:value-type="string">
            <text:p>gamma</text:p>
          </table:table-cell>
          <table:table-cell table:style-name="ce12" table:number-columns-repeated="19"/>
          <table:table-cell table:style-name="ce22"/>
        </table:table-row>
        <table:table-row table:style-name="ro1">
          <table:table-cell table:style-name="ce2" office:value-type="string" calcext:value-type="string">
            <text:p>epsilon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0.525" calcext:value-type="float">
            <text:p>0.525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625" calcext:value-type="float">
            <text:p>0.625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725" calcext:value-type="float">
            <text:p>0.725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825" calcext:value-type="float">
            <text:p>0.825</text:p>
          </table:table-cell>
          <table:table-cell table:style-name="ce13" office:value-type="float" office:value="0.85" calcext:value-type="float">
            <text:p>0.85</text:p>
          </table:table-cell>
          <table:table-cell table:style-name="ce13" office:value-type="float" office:value="0.875" calcext:value-type="float">
            <text:p>0.87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925" calcext:value-type="float">
            <text:p>0.925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0.975" calcext:value-type="float">
            <text:p>0.975</text:p>
          </table:table-cell>
          <table:table-cell table:style-name="ce23" office:value-type="string" calcext:value-type="string">
            <text:p>合計 結果</text:p>
          </table:table-cell>
        </table:table-row>
        <table:table-row table:style-name="ro1">
          <table:table-cell table:style-name="ce3" office:value-type="float" office:value="0.275" calcext:value-type="float">
            <text:p>0.275</text:p>
          </table:table-cell>
          <table:table-cell table:style-name="ce8" office:value-type="float" office:value="53" calcext:value-type="float">
            <text:p>53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28" calcext:value-type="float">
            <text:p>128</text:p>
          </table:table-cell>
          <table:table-cell table:style-name="ce18" office:value-type="float" office:value="1000" calcext:value-type="float">
            <text:p>1000</text:p>
          </table:table-cell>
          <table:table-cell table:style-name="ce24" office:value-type="float" office:value="102.1" calcext:value-type="float">
            <text:p>102.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83" calcext:value-type="float">
            <text:p>183</text:p>
          </table:table-cell>
          <table:table-cell office:value-type="float" office:value="1000" calcext:value-type="float">
            <text:p>1000</text:p>
          </table:table-cell>
          <table:table-cell office:value-type="float" office:value="112.25" calcext:value-type="float">
            <text:p>112.2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246" calcext:value-type="float">
            <text:p>246</text:p>
          </table:table-cell>
          <table:table-cell office:value-type="float" office:value="316" calcext:value-type="float">
            <text:p>316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69" calcext:value-type="float">
            <text:p>169</text:p>
          </table:table-cell>
          <table:table-cell office:value-type="float" office:value="1000" calcext:value-type="float">
            <text:p>1000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98.75" calcext:value-type="float">
            <text:p>98.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123" calcext:value-type="float">
            <text:p>123</text:p>
          </table:table-cell>
          <table:table-cell office:value-type="float" office:value="323" calcext:value-type="float">
            <text:p>323</text:p>
          </table:table-cell>
          <table:table-cell office:value-type="float" office:value="1000" calcext:value-type="float">
            <text:p>1000</text:p>
          </table:table-cell>
          <table:table-cell office:value-type="float" office:value="108.85" calcext:value-type="float">
            <text:p>108.8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172" calcext:value-type="float">
            <text:p>172</text:p>
          </table:table-cell>
          <table:table-cell office:value-type="float" office:value="1000" calcext:value-type="float">
            <text:p>1000</text:p>
          </table:table-cell>
          <table:table-cell office:value-type="float" office:value="152.7" calcext:value-type="float">
            <text:p>152.7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44" calcext:value-type="float">
            <text:p>644</text:p>
          </table:table-cell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0" office:value-type="float" office:value="39" calcext:value-type="float">
            <text:p>3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000" calcext:value-type="float">
            <text:p>10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6" office:value-type="float" office:value="145.4" calcext:value-type="float">
            <text:p>145.4</text:p>
          </table:table-cell>
        </table:table-row>
        <table:table-row table:style-name="ro1">
          <table:table-cell table:style-name="ce5" office:value-type="string" calcext:value-type="string">
            <text:p>合計 結果</text:p>
          </table:table-cell>
          <table:table-cell table:style-name="ce11" office:value-type="float" office:value="45.1" calcext:value-type="float">
            <text:p>45.1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54.1" calcext:value-type="float">
            <text:p>54.1</text:p>
          </table:table-cell>
          <table:table-cell table:style-name="ce17" office:value-type="float" office:value="45.5" calcext:value-type="float">
            <text:p>45.5</text:p>
          </table:table-cell>
          <table:table-cell table:style-name="ce17" office:value-type="float" office:value="49.4" calcext:value-type="float">
            <text:p>49.4</text:p>
          </table:table-cell>
          <table:table-cell table:style-name="ce17" office:value-type="float" office:value="40.2" calcext:value-type="float">
            <text:p>40.2</text:p>
          </table:table-cell>
          <table:table-cell table:style-name="ce17" office:value-type="float" office:value="44.4" calcext:value-type="float">
            <text:p>44.4</text:p>
          </table:table-cell>
          <table:table-cell table:style-name="ce17" office:value-type="float" office:value="43.3" calcext:value-type="float">
            <text:p>43.3</text:p>
          </table:table-cell>
          <table:table-cell table:style-name="ce17" office:value-type="float" office:value="47.3" calcext:value-type="float">
            <text:p>47.3</text:p>
          </table:table-cell>
          <table:table-cell table:style-name="ce17" office:value-type="float" office:value="44.8" calcext:value-type="float">
            <text:p>44.8</text:p>
          </table:table-cell>
          <table:table-cell table:style-name="ce17" office:value-type="float" office:value="47.5" calcext:value-type="float">
            <text:p>47.5</text:p>
          </table:table-cell>
          <table:table-cell table:style-name="ce17" office:value-type="float" office:value="39.2" calcext:value-type="float">
            <text:p>39.2</text:p>
          </table:table-cell>
          <table:table-cell table:style-name="ce17" office:value-type="float" office:value="55.6" calcext:value-type="float">
            <text:p>55.6</text:p>
          </table:table-cell>
          <table:table-cell table:style-name="ce17" office:value-type="float" office:value="54.5" calcext:value-type="float">
            <text:p>54.5</text:p>
          </table:table-cell>
          <table:table-cell table:style-name="ce17" office:value-type="float" office:value="52.2" calcext:value-type="float">
            <text:p>52.2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82.3" calcext:value-type="float">
            <text:p>82.3</text:p>
          </table:table-cell>
          <table:table-cell table:style-name="ce17" office:value-type="float" office:value="223.5" calcext:value-type="float">
            <text:p>223.5</text:p>
          </table:table-cell>
          <table:table-cell table:style-name="ce17" office:value-type="float" office:value="351.9" calcext:value-type="float">
            <text:p>351.9</text:p>
          </table:table-cell>
          <table:table-cell table:style-name="ce21" office:value-type="float" office:value="931.6" calcext:value-type="float">
            <text:p>931.6</text:p>
          </table:table-cell>
          <table:table-cell table:style-name="ce27" office:value-type="float" office:value="117.72" calcext:value-type="float">
            <text:p>117.72</text:p>
          </table:table-cell>
        </table:table-row>
        <calcext:conditional-formats>
          <calcext:conditional-format calcext:target-range-address="ピボットテーブル_Sheet1_1.B5:ピボットテーブル_Sheet1_1.U14">
            <calcext:color-scale>
              <calcext:color-scale-entry calcext:value="0" calcext:type="minimum" calcext:color="#ff0000"/>
              <calcext:color-scale-entry calcext:value="50" calcext:type="percentile" calcext:color="#dddddd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D201" table:display-filter-buttons="true">
          <table:sort>
            <table:sort-by table:field-number="3" table:data-type="automatic"/>
          </table:sort>
        </table:database-range>
      </table:database-ranges>
      <table:data-pilot-tables>
        <table:data-pilot-table table:name="DataPilot1" table:application-data="" table:target-range-address="ピボットテーブル_Sheet1_1.A1:ピボットテーブル_Sheet1_1.V15" table:buttons="ピボットテーブル_Sheet1_1.A1 ピボットテーブル_Sheet1_1.A4 ピボットテーブル_Sheet1_1.B3">
          <table:source-cell-range table:cell-range-address="Sheet1.A1:Sheet1.D201"/>
          <table:data-pilot-field table:source-field-name="gamma" table:orientation="column" table:used-hierarchy="0" table:function="auto">
            <table:data-pilot-level table:show-empty="false">
              <table:data-pilot-members>
                <table:data-pilot-member table:name="0.5" table:display="true" table:show-details="true"/>
                <table:data-pilot-member table:name="0.525" table:display="true" table:show-details="true"/>
                <table:data-pilot-member table:name="0.55" table:display="true" table:show-details="true"/>
                <table:data-pilot-member table:name="0.575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5" table:display="true" table:show-details="true"/>
                <table:data-pilot-member table:name="0.675" table:display="true" table:show-details="true"/>
                <table:data-pilot-member table:name="0.7" table:display="true" table:show-details="true"/>
                <table:data-pilot-member table:name="0.725" table:display="true" table:show-details="true"/>
                <table:data-pilot-member table:name="0.75" table:display="true" table:show-details="true"/>
                <table:data-pilot-member table:name="0.775" table:display="true" table:show-details="true"/>
                <table:data-pilot-member table:name="0.8" table:display="true" table:show-details="true"/>
                <table:data-pilot-member table:name="0.825" table:display="true" table:show-details="true"/>
                <table:data-pilot-member table:name="0.85" table:display="true" table:show-details="true"/>
                <table:data-pilot-member table:name="0.875" table:display="true" table:show-details="true"/>
                <table:data-pilot-member table:name="0.9" table:display="true" table:show-details="true"/>
                <table:data-pilot-member table:name="0.925" table:display="true" table:show-details="true"/>
                <table:data-pilot-member table:name="0.95" table:display="true" table:show-details="true"/>
                <table:data-pilot-member table:name="0.9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silon" table:orientation="row" table:used-hierarchy="0" table:function="auto">
            <table:data-pilot-level table:show-empty="false">
              <table:data-pilot-members>
                <table:data-pilot-member table:name="0.275" table:display="true" table:show-details="true"/>
                <table:data-pilot-member table:name="0.3" table:display="true" table:show-details="true"/>
                <table:data-pilot-member table:name="0.325" table:display="true" table:show-details="true"/>
                <table:data-pilot-member table:name="0.35" table:display="true" table:show-details="true"/>
                <table:data-pilot-member table:name="0.375" table:display="true" table:show-details="true"/>
                <table:data-pilot-member table:name="0.4" table:display="true" table:show-details="true"/>
                <table:data-pilot-member table:name="0.425" table:display="true" table:show-details="true"/>
                <table:data-pilot-member table:name="0.45" table:display="true" table:show-details="true"/>
                <table:data-pilot-member table:name="0.475" table:display="true" table:show-details="true"/>
                <table:data-pilot-member table:name="0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learning count" table:orientation="data" table:used-hierarchy="0" table:function="average">
            <table:data-pilot-level table:show-empty="false">
              <table:data-pilot-members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5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15" table:display="true" table:show-details="true"/>
                <table:data-pilot-member table:name="123" table:display="true" table:show-details="true"/>
                <table:data-pilot-member table:name="12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83" table:display="true" table:show-details="true"/>
                <table:data-pilot-member table:name="201" table:display="true" table:show-details="true"/>
                <table:data-pilot-member table:name="246" table:display="true" table:show-details="true"/>
                <table:data-pilot-member table:name="316" table:display="true" table:show-details="true"/>
                <table:data-pilot-member table:name="323" table:display="true" table:show-details="true"/>
                <table:data-pilot-member table:name="644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01:51:32.624891558</dc:date>
    <meta:document-statistic meta:table-count="2" meta:cell-count="1071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6.543cm" svg:height="9.005cm" xlink:href=".." xlink:type="simple" chart:class="chart:line" chart:style-name="ch1">
        <chart:legend chart:legend-position="end" svg:x="23.735cm" svg:y="1.962cm" style:legend-expansion="high" chart:style-name="ch2"/>
        <chart:plot-area chart:style-name="ch3" table:cell-range-address="ピボットテーブル_Sheet1_1.A4:ピボットテーブル_Sheet1_1.U14" chart:data-source-has-labels="both" svg:x="0.53cm" svg:y="0.18cm" svg:width="22.675cm" svg:height="8.645cm">
          <chartooo:coordinate-region svg:x="1.522cm" svg:y="0.379cm" svg:width="21.444cm" svg:height="7.799cm"/>
          <chart:axis chart:dimension="x" chart:name="primary-x" chart:style-name="ch4" chartooo:axis-type="auto">
            <chartooo:date-scale/>
            <chart:categories table:cell-range-address="ピボットテーブル_Sheet1_1.A5:ピボットテーブル_Sheet1_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ピボットテーブル_Sheet1_1.B5:ピボットテーブル_Sheet1_1.B14" chart:label-cell-address="ピボットテーブル_Sheet1_1.B4:ピボットテーブル_Sheet1_1.B4" chart:class="chart:line">
            <chart:data-point chart:repeated="10"/>
          </chart:series>
          <chart:series chart:style-name="ch7" chart:values-cell-range-address="ピボットテーブル_Sheet1_1.C5:ピボットテーブル_Sheet1_1.C14" chart:label-cell-address="ピボットテーブル_Sheet1_1.C4:ピボットテーブル_Sheet1_1.C4" chart:class="chart:line">
            <chart:data-point chart:repeated="10"/>
          </chart:series>
          <chart:series chart:style-name="ch8" chart:values-cell-range-address="ピボットテーブル_Sheet1_1.D5:ピボットテーブル_Sheet1_1.D14" chart:label-cell-address="ピボットテーブル_Sheet1_1.D4:ピボットテーブル_Sheet1_1.D4" chart:class="chart:line">
            <chart:data-point chart:repeated="10"/>
          </chart:series>
          <chart:series chart:style-name="ch9" chart:values-cell-range-address="ピボットテーブル_Sheet1_1.E5:ピボットテーブル_Sheet1_1.E14" chart:label-cell-address="ピボットテーブル_Sheet1_1.E4:ピボットテーブル_Sheet1_1.E4" chart:class="chart:line">
            <chart:data-point chart:repeated="10"/>
          </chart:series>
          <chart:series chart:style-name="ch10" chart:values-cell-range-address="ピボットテーブル_Sheet1_1.F5:ピボットテーブル_Sheet1_1.F14" chart:label-cell-address="ピボットテーブル_Sheet1_1.F4:ピボットテーブル_Sheet1_1.F4" chart:class="chart:line">
            <chart:data-point chart:repeated="10"/>
          </chart:series>
          <chart:series chart:style-name="ch11" chart:values-cell-range-address="ピボットテーブル_Sheet1_1.G5:ピボットテーブル_Sheet1_1.G14" chart:label-cell-address="ピボットテーブル_Sheet1_1.G4:ピボットテーブル_Sheet1_1.G4" chart:class="chart:line">
            <chart:data-point chart:repeated="10"/>
          </chart:series>
          <chart:series chart:style-name="ch12" chart:values-cell-range-address="ピボットテーブル_Sheet1_1.H5:ピボットテーブル_Sheet1_1.H14" chart:label-cell-address="ピボットテーブル_Sheet1_1.H4:ピボットテーブル_Sheet1_1.H4" chart:class="chart:line">
            <chart:data-point chart:repeated="10"/>
          </chart:series>
          <chart:series chart:style-name="ch13" chart:values-cell-range-address="ピボットテーブル_Sheet1_1.I5:ピボットテーブル_Sheet1_1.I14" chart:label-cell-address="ピボットテーブル_Sheet1_1.I4:ピボットテーブル_Sheet1_1.I4" chart:class="chart:line">
            <chart:data-point chart:repeated="10"/>
          </chart:series>
          <chart:series chart:style-name="ch14" chart:values-cell-range-address="ピボットテーブル_Sheet1_1.J5:ピボットテーブル_Sheet1_1.J14" chart:label-cell-address="ピボットテーブル_Sheet1_1.J4:ピボットテーブル_Sheet1_1.J4" chart:class="chart:line">
            <chart:data-point chart:repeated="10"/>
          </chart:series>
          <chart:series chart:style-name="ch15" chart:values-cell-range-address="ピボットテーブル_Sheet1_1.K5:ピボットテーブル_Sheet1_1.K14" chart:label-cell-address="ピボットテーブル_Sheet1_1.K4:ピボットテーブル_Sheet1_1.K4" chart:class="chart:line">
            <chart:data-point chart:repeated="10"/>
          </chart:series>
          <chart:series chart:style-name="ch16" chart:values-cell-range-address="ピボットテーブル_Sheet1_1.L5:ピボットテーブル_Sheet1_1.L14" chart:label-cell-address="ピボットテーブル_Sheet1_1.L4:ピボットテーブル_Sheet1_1.L4" chart:class="chart:line">
            <chart:data-point chart:repeated="10"/>
          </chart:series>
          <chart:series chart:style-name="ch17" chart:values-cell-range-address="ピボットテーブル_Sheet1_1.M5:ピボットテーブル_Sheet1_1.M14" chart:label-cell-address="ピボットテーブル_Sheet1_1.M4:ピボットテーブル_Sheet1_1.M4" chart:class="chart:line">
            <chart:data-point chart:repeated="10"/>
          </chart:series>
          <chart:series chart:style-name="ch18" chart:values-cell-range-address="ピボットテーブル_Sheet1_1.N5:ピボットテーブル_Sheet1_1.N14" chart:label-cell-address="ピボットテーブル_Sheet1_1.N4:ピボットテーブル_Sheet1_1.N4" chart:class="chart:line">
            <chart:data-point chart:repeated="10"/>
          </chart:series>
          <chart:series chart:style-name="ch19" chart:values-cell-range-address="ピボットテーブル_Sheet1_1.O5:ピボットテーブル_Sheet1_1.O14" chart:label-cell-address="ピボットテーブル_Sheet1_1.O4:ピボットテーブル_Sheet1_1.O4" chart:class="chart:line">
            <chart:data-point chart:repeated="10"/>
          </chart:series>
          <chart:series chart:style-name="ch20" chart:values-cell-range-address="ピボットテーブル_Sheet1_1.P5:ピボットテーブル_Sheet1_1.P14" chart:label-cell-address="ピボットテーブル_Sheet1_1.P4:ピボットテーブル_Sheet1_1.P4" chart:class="chart:line">
            <chart:data-point chart:repeated="10"/>
          </chart:series>
          <chart:series chart:style-name="ch21" chart:values-cell-range-address="ピボットテーブル_Sheet1_1.Q5:ピボットテーブル_Sheet1_1.Q14" chart:label-cell-address="ピボットテーブル_Sheet1_1.Q4:ピボットテーブル_Sheet1_1.Q4" chart:class="chart:line">
            <chart:data-point chart:repeated="10"/>
          </chart:series>
          <chart:series chart:style-name="ch22" chart:values-cell-range-address="ピボットテーブル_Sheet1_1.R5:ピボットテーブル_Sheet1_1.R14" chart:label-cell-address="ピボットテーブル_Sheet1_1.R4:ピボットテーブル_Sheet1_1.R4" chart:class="chart:line">
            <chart:data-point chart:repeated="10"/>
          </chart:series>
          <chart:series chart:style-name="ch23" chart:values-cell-range-address="ピボットテーブル_Sheet1_1.S5:ピボットテーブル_Sheet1_1.S14" chart:label-cell-address="ピボットテーブル_Sheet1_1.S4:ピボットテーブル_Sheet1_1.S4" chart:class="chart:line">
            <chart:data-point chart:repeated="10"/>
          </chart:series>
          <chart:series chart:style-name="ch24" chart:values-cell-range-address="ピボットテーブル_Sheet1_1.T5:ピボットテーブル_Sheet1_1.T14" chart:label-cell-address="ピボットテーブル_Sheet1_1.T4:ピボットテーブル_Sheet1_1.T4" chart:class="chart:line">
            <chart:data-point chart:repeated="10"/>
          </chart:series>
          <chart:series chart:style-name="ch25" chart:values-cell-range-address="ピボットテーブル_Sheet1_1.U5:ピボットテーブル_Sheet1_1.U14" chart:label-cell-address="ピボットテーブル_Sheet1_1.U4:ピボットテーブル_Sheet1_1.U4" chart:class="chart:line">
            <chart:data-point chart:repeated="10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  <draw:g>
                  <svg:desc>ピボットテーブル_Sheet1_1.B4:ピボットテーブル_Sheet1_1.B4</svg:desc>
                </draw:g>
              </table:table-cell>
              <table:table-cell office:value-type="string">
                <text:p>0.525</text:p>
                <draw:g>
                  <svg:desc>ピボットテーブル_Sheet1_1.C4:ピボットテーブル_Sheet1_1.C4</svg:desc>
                </draw:g>
              </table:table-cell>
              <table:table-cell office:value-type="string">
                <text:p>0.55</text:p>
                <draw:g>
                  <svg:desc>ピボットテーブル_Sheet1_1.D4:ピボットテーブル_Sheet1_1.D4</svg:desc>
                </draw:g>
              </table:table-cell>
              <table:table-cell office:value-type="string">
                <text:p>0.575</text:p>
                <draw:g>
                  <svg:desc>ピボットテーブル_Sheet1_1.E4:ピボットテーブル_Sheet1_1.E4</svg:desc>
                </draw:g>
              </table:table-cell>
              <table:table-cell office:value-type="string">
                <text:p>0.6</text:p>
                <draw:g>
                  <svg:desc>ピボットテーブル_Sheet1_1.F4:ピボットテーブル_Sheet1_1.F4</svg:desc>
                </draw:g>
              </table:table-cell>
              <table:table-cell office:value-type="string">
                <text:p>0.625</text:p>
                <draw:g>
                  <svg:desc>ピボットテーブル_Sheet1_1.G4:ピボットテーブル_Sheet1_1.G4</svg:desc>
                </draw:g>
              </table:table-cell>
              <table:table-cell office:value-type="string">
                <text:p>0.65</text:p>
                <draw:g>
                  <svg:desc>ピボットテーブル_Sheet1_1.H4:ピボットテーブル_Sheet1_1.H4</svg:desc>
                </draw:g>
              </table:table-cell>
              <table:table-cell office:value-type="string">
                <text:p>0.675</text:p>
                <draw:g>
                  <svg:desc>ピボットテーブル_Sheet1_1.I4:ピボットテーブル_Sheet1_1.I4</svg:desc>
                </draw:g>
              </table:table-cell>
              <table:table-cell office:value-type="string">
                <text:p>0.7</text:p>
                <draw:g>
                  <svg:desc>ピボットテーブル_Sheet1_1.J4:ピボットテーブル_Sheet1_1.J4</svg:desc>
                </draw:g>
              </table:table-cell>
              <table:table-cell office:value-type="string">
                <text:p>0.725</text:p>
                <draw:g>
                  <svg:desc>ピボットテーブル_Sheet1_1.K4:ピボットテーブル_Sheet1_1.K4</svg:desc>
                </draw:g>
              </table:table-cell>
              <table:table-cell office:value-type="string">
                <text:p>0.75</text:p>
                <draw:g>
                  <svg:desc>ピボットテーブル_Sheet1_1.L4:ピボットテーブル_Sheet1_1.L4</svg:desc>
                </draw:g>
              </table:table-cell>
              <table:table-cell office:value-type="string">
                <text:p>0.775</text:p>
                <draw:g>
                  <svg:desc>ピボットテーブル_Sheet1_1.M4:ピボットテーブル_Sheet1_1.M4</svg:desc>
                </draw:g>
              </table:table-cell>
              <table:table-cell office:value-type="string">
                <text:p>0.8</text:p>
                <draw:g>
                  <svg:desc>ピボットテーブル_Sheet1_1.N4:ピボットテーブル_Sheet1_1.N4</svg:desc>
                </draw:g>
              </table:table-cell>
              <table:table-cell office:value-type="string">
                <text:p>0.825</text:p>
                <draw:g>
                  <svg:desc>ピボットテーブル_Sheet1_1.O4:ピボットテーブル_Sheet1_1.O4</svg:desc>
                </draw:g>
              </table:table-cell>
              <table:table-cell office:value-type="string">
                <text:p>0.85</text:p>
                <draw:g>
                  <svg:desc>ピボットテーブル_Sheet1_1.P4:ピボットテーブル_Sheet1_1.P4</svg:desc>
                </draw:g>
              </table:table-cell>
              <table:table-cell office:value-type="string">
                <text:p>0.875</text:p>
                <draw:g>
                  <svg:desc>ピボットテーブル_Sheet1_1.Q4:ピボットテーブル_Sheet1_1.Q4</svg:desc>
                </draw:g>
              </table:table-cell>
              <table:table-cell office:value-type="string">
                <text:p>0.9</text:p>
                <draw:g>
                  <svg:desc>ピボットテーブル_Sheet1_1.R4:ピボットテーブル_Sheet1_1.R4</svg:desc>
                </draw:g>
              </table:table-cell>
              <table:table-cell office:value-type="string">
                <text:p>0.925</text:p>
                <draw:g>
                  <svg:desc>ピボットテーブル_Sheet1_1.S4:ピボットテーブル_Sheet1_1.S4</svg:desc>
                </draw:g>
              </table:table-cell>
              <table:table-cell office:value-type="string">
                <text:p>0.95</text:p>
                <draw:g>
                  <svg:desc>ピボットテーブル_Sheet1_1.T4:ピボットテーブル_Sheet1_1.T4</svg:desc>
                </draw:g>
              </table:table-cell>
              <table:table-cell office:value-type="string">
                <text:p>0.975</text:p>
                <draw:g>
                  <svg:desc>ピボットテーブル_Sheet1_1.U4:ピボットテーブル_Sheet1_1.U4</svg:desc>
                </draw:g>
              </table:table-cell>
            </table:table-row>
          </table:table-header-rows>
          <table:table-rows>
            <table:table-row>
              <table:table-cell office:value-type="float" office:value="0.275">
                <text:p>0</text:p>
                <draw:g>
                  <svg:desc>ピボットテーブル_Sheet1_1.A5:ピボットテーブル_Sheet1_1.A14</svg:desc>
                </draw:g>
              </table:table-cell>
              <table:table-cell office:value-type="float" office:value="53">
                <text:p>53</text:p>
                <draw:g>
                  <svg:desc>ピボットテーブル_Sheet1_1.B5:ピボットテーブル_Sheet1_1.B14</svg:desc>
                </draw:g>
              </table:table-cell>
              <table:table-cell office:value-type="float" office:value="36">
                <text:p>36</text:p>
                <draw:g>
                  <svg:desc>ピボットテーブル_Sheet1_1.C5:ピボットテーブル_Sheet1_1.C14</svg:desc>
                </draw:g>
              </table:table-cell>
              <table:table-cell office:value-type="float" office:value="77">
                <text:p>77</text:p>
                <draw:g>
                  <svg:desc>ピボットテーブル_Sheet1_1.D5:ピボットテーブル_Sheet1_1.D14</svg:desc>
                </draw:g>
              </table:table-cell>
              <table:table-cell office:value-type="float" office:value="32">
                <text:p>32</text:p>
                <draw:g>
                  <svg:desc>ピボットテーブル_Sheet1_1.E5:ピボットテーブル_Sheet1_1.E14</svg:desc>
                </draw:g>
              </table:table-cell>
              <table:table-cell office:value-type="float" office:value="53">
                <text:p>53</text:p>
                <draw:g>
                  <svg:desc>ピボットテーブル_Sheet1_1.F5:ピボットテーブル_Sheet1_1.F14</svg:desc>
                </draw:g>
              </table:table-cell>
              <table:table-cell office:value-type="float" office:value="36">
                <text:p>36</text:p>
                <draw:g>
                  <svg:desc>ピボットテーブル_Sheet1_1.G5:ピボットテーブル_Sheet1_1.G14</svg:desc>
                </draw:g>
              </table:table-cell>
              <table:table-cell office:value-type="float" office:value="86">
                <text:p>86</text:p>
                <draw:g>
                  <svg:desc>ピボットテーブル_Sheet1_1.H5:ピボットテーブル_Sheet1_1.H14</svg:desc>
                </draw:g>
              </table:table-cell>
              <table:table-cell office:value-type="float" office:value="39">
                <text:p>39</text:p>
                <draw:g>
                  <svg:desc>ピボットテーブル_Sheet1_1.I5:ピボットテーブル_Sheet1_1.I14</svg:desc>
                </draw:g>
              </table:table-cell>
              <table:table-cell office:value-type="float" office:value="49">
                <text:p>49</text:p>
                <draw:g>
                  <svg:desc>ピボットテーブル_Sheet1_1.J5:ピボットテーブル_Sheet1_1.J14</svg:desc>
                </draw:g>
              </table:table-cell>
              <table:table-cell office:value-type="float" office:value="32">
                <text:p>32</text:p>
                <draw:g>
                  <svg:desc>ピボットテーブル_Sheet1_1.K5:ピボットテーブル_Sheet1_1.K14</svg:desc>
                </draw:g>
              </table:table-cell>
              <table:table-cell office:value-type="float" office:value="39">
                <text:p>39</text:p>
                <draw:g>
                  <svg:desc>ピボットテーブル_Sheet1_1.L5:ピボットテーブル_Sheet1_1.L14</svg:desc>
                </draw:g>
              </table:table-cell>
              <table:table-cell office:value-type="float" office:value="52">
                <text:p>52</text:p>
                <draw:g>
                  <svg:desc>ピボットテーブル_Sheet1_1.M5:ピボットテーブル_Sheet1_1.M14</svg:desc>
                </draw:g>
              </table:table-cell>
              <table:table-cell office:value-type="float" office:value="46">
                <text:p>46</text:p>
                <draw:g>
                  <svg:desc>ピボットテーブル_Sheet1_1.N5:ピボットテーブル_Sheet1_1.N14</svg:desc>
                </draw:g>
              </table:table-cell>
              <table:table-cell office:value-type="float" office:value="57">
                <text:p>57</text:p>
                <draw:g>
                  <svg:desc>ピボットテーブル_Sheet1_1.O5:ピボットテーブル_Sheet1_1.O14</svg:desc>
                </draw:g>
              </table:table-cell>
              <table:table-cell office:value-type="float" office:value="41">
                <text:p>41</text:p>
                <draw:g>
                  <svg:desc>ピボットテーブル_Sheet1_1.P5:ピボットテーブル_Sheet1_1.P14</svg:desc>
                </draw:g>
              </table:table-cell>
              <table:table-cell office:value-type="float" office:value="40">
                <text:p>40</text:p>
                <draw:g>
                  <svg:desc>ピボットテーブル_Sheet1_1.Q5:ピボットテーブル_Sheet1_1.Q14</svg:desc>
                </draw:g>
              </table:table-cell>
              <table:table-cell office:value-type="float" office:value="71">
                <text:p>71</text:p>
                <draw:g>
                  <svg:desc>ピボットテーブル_Sheet1_1.R5:ピボットテーブル_Sheet1_1.R14</svg:desc>
                </draw:g>
              </table:table-cell>
              <table:table-cell office:value-type="float" office:value="75">
                <text:p>75</text:p>
                <draw:g>
                  <svg:desc>ピボットテーブル_Sheet1_1.S5:ピボットテーブル_Sheet1_1.S14</svg:desc>
                </draw:g>
              </table:table-cell>
              <table:table-cell office:value-type="float" office:value="128">
                <text:p>128</text:p>
                <draw:g>
                  <svg:desc>ピボットテーブル_Sheet1_1.T5:ピボットテーブル_Sheet1_1.T14</svg:desc>
                </draw:g>
              </table:table-cell>
              <table:table-cell office:value-type="float" office:value="1000">
                <text:p>1000</text:p>
                <draw:g>
                  <svg:desc>ピボットテーブル_Sheet1_1.U5:ピボットテーブル_Sheet1_1.U14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  <table:table-cell office:value-type="float" office:value="183">
                <text:p>1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325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246">
                <text:p>24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95">
                <text:p>95</text:p>
              </table:table-cell>
              <table:table-cell office:value-type="float" office:value="101">
                <text:p>101</text:p>
              </table:table-cell>
              <table:table-cell office:value-type="float" office:value="169">
                <text:p>1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375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128">
                <text:p>1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123">
                <text:p>123</text:p>
              </table:table-cell>
              <table:table-cell office:value-type="float" office:value="323">
                <text:p>3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425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15">
                <text:p>115</text:p>
              </table:table-cell>
              <table:table-cell office:value-type="float" office:value="69">
                <text:p>69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1000">
                <text:p>1000</text:p>
              </table:table-cell>
              <table:table-cell office:value-type="float" office:value="172">
                <text:p>1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475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644">
                <text:p>644</text:p>
              </table:table-cell>
              <table:table-cell office:value-type="float" office:value="170">
                <text:p>1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55">
                <text:p>5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2.943cm" xlink:href=".." xlink:type="simple" chart:class="chart:scatter" chart:style-name="ch1">
        <chart:legend chart:legend-position="end" svg:x="14.107cm" svg:y="6.172cm" style:legend-expansion="high" chart:style-name="ch2"/>
        <chart:plot-area chart:style-name="ch3" table:cell-range-address="Sheet1.A1:Sheet1.B18" chart:data-source-has-labels="row" svg:x="0.32cm" svg:y="0.258cm" svg:width="13.467cm" svg:height="12.427cm">
          <chartooo:coordinate-region svg:x="1.047cm" svg:y="0.458cm" svg:width="12.409cm" svg:height="11.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8" chart:label-cell-address="Sheet1.B1:Sheet1.B1" chart:class="chart:scatter">
            <chart:domain table:cell-range-address="Sheet1.A2:Sheet1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gamm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2:Sheet1.A18</svg:desc>
                </draw:g>
              </table:table-cell>
              <table:table-cell office:value-type="float" office:value="0.525">
                <text:p>0.525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5">
                <text:p>0.4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5">
                <text:p>0.37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5">
                <text:p>0.4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5">
                <text:p>0.47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5">
                <text:p>0.4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5">
                <text:p>0.32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5">
                <text:p>0.3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">
                <text:p>0.3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">
                <text:p>0.3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">
                <text:p>0.35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